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family-generic="system" style:font-pitch="variable"/>
    <style:font-face style:name="mononoki Nerd Font" svg:font-family="'mononoki Nerd Font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.973cm" fo:min-width="2.992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4.195cm" fo:min-width="2.357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02cm" fo:min-width="3.627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337cm" fo:min-width="3.627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02cm" fo:min-width="3.6cm"/>
      <style:paragraph-properties style:writing-mode="lr-tb"/>
    </style:style>
    <style:style style:name="gr6" style:family="graphic" style:parent-style-name="standard">
      <style:graphic-properties draw:stroke="dash" draw:stroke-dash="Long_20_Dash_20__28_Rounded_29_" svg:stroke-width="0.053cm" draw:marker-start-width="0.279cm" draw:marker-end-width="0.279cm" svg:stroke-linecap="round" draw:fill-color="#b4c7dc" draw:opacity="0%" draw:textarea-horizontal-align="justify" draw:textarea-vertical-align="top" draw:auto-grow-height="false" fo:min-height="7.853cm" fo:min-width="4.763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1.02cm" fo:min-width="2.992cm"/>
      <style:paragraph-properties style:writing-mode="lr-tb"/>
    </style:style>
    <style:style style:name="gr8" style:family="graphic" style:parent-style-name="standard">
      <style:graphic-properties draw:stroke="dash" draw:stroke-dash="Long_20_Dash_20__28_Rounded_29_" svg:stroke-width="0.053cm" draw:marker-start-width="0.279cm" draw:marker-end-width="0.279cm" svg:stroke-linecap="round" draw:fill-color="#b4c7dc" draw:opacity="0%" draw:textarea-horizontal-align="justify" draw:textarea-vertical-align="top" draw:auto-grow-height="false" fo:min-height="5.731cm" fo:min-width="4.211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P1" style:family="paragraph">
      <style:paragraph-properties fo:text-align="center"/>
      <style:text-properties style:font-name="Open Sans" fo:font-size="14pt"/>
    </style:style>
    <style:style style:name="P2" style:family="paragraph">
      <loext:graphic-properties draw:fill-color="#b4c7dc"/>
      <style:paragraph-properties fo:text-align="center"/>
      <style:text-properties style:font-name="Open Sans" fo:font-size="14pt"/>
    </style:style>
    <style:style style:name="P3" style:family="paragraph">
      <style:paragraph-properties fo:text-align="center"/>
      <style:text-properties style:font-name="Open Sans" fo:font-size="15pt" fo:font-weight="bold"/>
    </style:style>
    <style:style style:name="P4" style:family="paragraph">
      <loext:graphic-properties draw:fill-color="#b4c7dc" draw:opacity="0%"/>
      <style:paragraph-properties fo:text-align="center"/>
      <style:text-properties style:font-name="Open Sans" fo:font-size="15pt" fo:font-weight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2cm" svg:height="2.223cm" svg:x="0.182cm" svg:y="6.715cm">
          <text:p text:style-name="P1"><text:span text:style-name="T1">Sycamore</text:span></text:p>
          <text:p text:style-name="P1"><text:span text:style-name="T2">reactive 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7cm" svg:height="4.445cm" svg:x="11.596cm" svg:y="3.857cm">
          <text:p text:style-name="P1"><text:span text:style-name="T1">Trunk</text:span></text:p>
          <text:p text:style-name="P1"/>
          <text:p text:style-name="P1">compile</text:p>
          <text:p text:style-name="P1">build</text:p>
          <text:p text:style-name="P1">bundle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4.127cm" svg:height="1.27cm" svg:x="5.486cm" svg:y="3.757cm">
            <text:p text:style-name="P1">cipher.rs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127cm" svg:height="1.27cm" svg:x="5.486cm" svg:y="5.345cm">
            <text:p text:style-name="P1">main.rs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127cm" svg:height="1.587cm" svg:x="5.486cm" svg:y="8.872cm">
            <text:p text:style-name="P1"><text:span text:style-name="T3"><text:s/></text:span><text:span text:style-name="T3">index.html</text:span></text:p>
            <text:p text:style-name="P1"><text:span text:style-name="T2">tiny placehold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1cm" svg:height="1.27cm" svg:x="5.499cm" svg:y="7.065cm">
            <text:p text:style-name="P1">Cargo.toml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5.315cm" svg:height="8.155cm" svg:x="4.892cm" svg:y="2.587cm">
            <text:p text:style-name="P3"><text:span text:style-name="T4">Vigénere Ciph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3.492cm" svg:height="1.27cm" svg:x="16.422cm" svg:y="3.857cm">
            <text:p text:style-name="P1"><text:s/>index.html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492cm" svg:height="1.27cm" svg:x="16.422cm" svg:y="5.445cm">
            <text:p text:style-name="P1">WASM file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492cm" svg:height="1.27cm" svg:x="16.422cm" svg:y="7.032cm">
            <text:p text:style-name="P1">‘Glue’ JS file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4.763cm" svg:height="6.033cm" svg:x="15.787cm" svg:y="2.587cm">
            <text:p text:style-name="P3"><text:span text:style-name="T4">Dist for hosting</text:span></text:p>
            <draw:enhanced-geometry svg:viewBox="0 0 21600 21600" draw:type="rectangle" draw:enhanced-path="M 0 0 L 21600 0 21600 21600 0 21600 0 0 Z N"/>
          </draw:custom-shape>
        </draw:g>
        <draw:line draw:style-name="gr9" draw:text-style-name="P5" draw:layer="layout" svg:x1="10.207cm" svg:y1="6.397cm" svg:x2="11.477cm" svg:y2="6.397cm">
          <text:p/>
        </draw:line>
        <draw:line draw:style-name="gr9" draw:text-style-name="P5" draw:layer="layout" svg:x1="14.435cm" svg:y1="6.397cm" svg:x2="15.705cm" svg:y2="6.397cm">
          <text:p/>
        </draw:line>
        <draw:line draw:style-name="gr10" draw:text-style-name="P5" draw:layer="layout" svg:x1="3.688cm" svg:y1="7.51cm" svg:x2="5.445cm" svg:y2="6.08cm">
          <text:p/>
        </draw:line>
        <draw:line draw:style-name="gr11" draw:text-style-name="P5" draw:layer="layout" svg:x1="3.715cm" svg:y1="8.017cm" svg:x2="5.372cm" svg:y2="7.88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family-generic="system" style:font-pitch="variable"/>
    <style:font-face style:name="mononoki Nerd Font" svg:font-family="'mononoki Nerd Fon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20:14:08.088493760</meta:creation-date>
    <dc:date>2022-09-27T20:33:39.220761353</dc:date>
    <meta:editing-duration>PT19M31S</meta:editing-duration>
    <meta:editing-cycles>2</meta:editing-cycles>
    <meta:generator>LibreOffice/7.4.1.2$Linux_X86_64 LibreOffice_project/40$Build-2</meta:generator>
    <meta:document-statistic meta:object-count="17"/>
  </office:meta>
</office:document-meta>
</file>